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4" style:family="paragraph" style:parent-style-name="Standard" style:master-page-name="Standard">
      <style:paragraph-properties fo:margin-top="0cm" fo:margin-bottom="0cm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office:annotation office:name="__Annotation__3_711946917"><dc:creator>Gandzia Gandzia</dc:creator><dc:date>2016-11-02T00:55:06</dc:date><text:p><text:span text:style-name="T2">http://puu.sh/s32Q7/3453ea67e2.png Tak tylko przypominam i ostrzegam.</text:span></text:p></office:annotation>Witam <office:annotation-end office:name="__Annotation__3_711946917"/>Was w trzecim artykule z serii. Dzisiaj zajmę się obrazami FrozenTear7 – polskiego artysty, który na pewien czas porzucił twórczość i przeżywał kryzys, ale niedawno wrócił do pełni sił oraz częstego wrzucania swych dzieł.</text:p>
      <text:p text:style-name="P1"/>
      <text:p text:style-name="P2"/>
      <text:p text:style-name="P2">obraz 1</text:p>
      <text:p text:style-name="P2"/>
      <text:p text:style-name="P1">Na początku omówię<office:annotation office:name="__Annotation__14_711946917"><dc:creator>Maciek Azur</dc:creator><dc:date>2016-11-02T11:34:34</dc:date><text:p><text:span text:style-name="T2">wykonane.</text:span></text:p></office:annotation><office:annotation office:name="__Annotation__12_711946917"><dc:creator>Gandzia Gandzia</dc:creator><dc:date>2016-11-02T11:34:34</dc:date><text:p><text:span text:style-name="T2">W razie czego, tutaj można wstawić link do tego obrazka</text:span>X</text:p></office:annotation><text:a xlink:type="simple" xlink:href="http://pre08.deviantart.net/7d52/th/pre/f/2016/287/c/4/trixie_the_ingenious_exile_by_frozentear7-dakzfkc.png" text:style-name="Internet_20_link" text:visited-style-name="Visited_20_Internet_20_Link"> grafikę przedstawiającą Trixie na wygnaniu, jakie przeżyła między przebudzeniem Małej Niedźwiedzicy a bitwą o Ponyville</text:a><office:annotation-end office:name="__Annotation__12_711946917"/><office:annotation-end office:name="__Annotation__14_711946917"/>, czyli obraz 1. Niebieska klacz – nawet pomimo klęski jej działań i trudnej sytuacji materialnej – wciąż stara się utrzymać maskę swej „wielkości”. Dowodzi tego jej mina – wyrażająca agresję wobec obiektu, w który celuje narzędziem i tytuł – „Trixie the Ingenious Exile” – Trixie, Wspaniała Wygnana.</text:p>
      <text:p text:style-name="P1"/>
      <text:p text:style-name="P1">Największą zaletę tego dzieła stanowi wspomniana już wcześniej mimika – bardzo dobrze oddano minę „zaraz zginiesz”, którą oszustka często stosowała, aby zakryć swą słabość. Nawet końce jej grzywy przypominają haki, na które nadziać ma się wróg.</text:p>
      <text:p text:style-name="P1"/>
      <text:p text:style-name="P1">Dość ciekawie – i wyraziście – zarysowano kontrast pomiędzy dwoma „obozami”: ciemnym, skalisto-trawiastym tłem a jasnymi kolorami: Trixie, nieba i drzew. Dodaje on różnorodności, dzięki pastelowemu stylowi twórcy nie razi w oczy i ukazuje antagonizm między słabością klaczy a wymaganiami reszty świata.</text:p>
      <text:p text:style-name="P1"/>
      <text:p text:style-name="P1">Anatomia i proporcje są całkowicie poprawne, tak samo jak cieniowanie – z głazu, przed którym stoi klacz, pada cień. Dodatkowym atutem tej pracy jest to, iż łączy ona stary (istniejący przed przerwą) styl autora z nowym (trwającym teraz). Wytwarza to przejście między przeszłością twórcy a teraźniejszością.</text:p>
      <text:p text:style-name="P1"/>
      <text:p text:style-name="P2"/>
      <text:p text:style-name="P2"/>
      <text:p text:style-name="P2">obraz 2</text:p>
      <text:p text:style-name="P2"/>
      <text:p text:style-name="P1">Drugi recenzowany obraz przedstawia nieco zapomnianą już postać Fleur De Lis – przyjaciółkę szlachcica (kanclerza?), którego Rarity spotkała w trakcie jednej z wypraw do Canterlot. Oboje państwo zapisali się w świadomości dzięki temu, iż byli stadium pośrednim między księżniczkami (mieli ich wielkość) a jednorożcami (brakowało im skrzydeł).</text:p>
      <text:p text:style-name="P1"/>
      <text:p text:style-name="P1"><office:annotation office:name="__Annotation__28_711946917"><dc:creator>Maciek Azur</dc:creator><dc:date>2016-11-02T11:34:41</dc:date><text:p><text:span text:style-name="T2">Zrobione</text:span></text:p></office:annotation><office:annotation office:name="__Annotation__26_711946917"><dc:creator>Gandzia Gandzia</dc:creator><dc:date>2016-11-02T11:34:41</dc:date><text:p><text:span text:style-name="T2">I tutaj, drugi link.</text:span>X</text:p></office:annotation><text:a xlink:type="simple" xlink:href="http://pre08.deviantart.net/1962/th/pre/f/2016/288/2/b/fleur_s_session_by_frozentear7-dal3jkx.png" text:style-name="Internet_20_link" text:visited-style-name="Visited_20_Internet_20_Link">Klacz siedzi na kanapie i nosi brązową suknię z rajtuzami. Wykonuje właśnie pracę modelki, co potwierdzają: czarny obiekt rozłożony po prawej stronie obrazu 2, znajdujący się w dolnym środku aparat fotograficzny i tytuł – „Sesja Fleur”.</text:a><office:annotation-end office:name="__Annotation__26_711946917"/><office:annotation-end office:name="__Annotation__28_711946917"/></text:p>
      <text:p text:style-name="P1"/>
      <text:p text:style-name="P1">Bardzo podoba mi się tutaj mnogość przedmiotów, które nie musiały się tutaj znaleźć, ale są i dodają głębi oraz szczegółowości. Dobre przykłady to: dywan w pobliżu prawej krawędzi, perfumy z grzebieniem na meblu po lewej stronie i stół z kartkami poniżej czarnego przedmiotu. Spora część z nich wychodzi poza ramy dzieła, co dodaje realizmu – widać, że mamy do czynienia z wycinkiem całości, a nie z hermetyczną przestrzenią.</text:p>
      <text:p text:style-name="P1"/>
      <text:p text:style-name="P1">Kolorystyka jest w miarę jednostajna – z wyjątkiem aparatu i czarnego przedmiotu, trzyma się jasnych kolorów. Oddaje to jasność naświetlanego otoczenia modelki. Anatomia i <text:soft-page-break/>proporcje są na miejscu, chociaż dziwi mnie jedna rzecz – czemu fotograf ucina na swoim zdjęciu róg Fleur?</text:p>
      <text:p text:style-name="P1"/>
      <text:p text:style-name="P2"/>
      <text:p text:style-name="P2"/>
      <text:p text:style-name="P2">obraz 3</text:p>
      <text:p text:style-name="P2"/>
      <text:p text:style-name="P1">Mam wrażenie, że niedawno zobaczyłem coś podobnego… tak, to ta sama należąca do Celly-Celly Sweetie Plant, co u CurtissaPL. <office:annotation office:name="__Annotation__40_711946917"><dc:creator>Maciek Azur</dc:creator><dc:date>2016-11-02T11:34:47</dc:date><text:p><text:span text:style-name="T2">jest.</text:span></text:p></office:annotation><office:annotation office:name="__Annotation__38_711946917"><dc:creator>Gandzia Gandzia</dc:creator><dc:date>2016-11-02T11:34:47</dc:date><text:p><text:span text:style-name="T2">I tutaj</text:span>X</text:p></office:annotation><text:a xlink:type="simple" xlink:href="http://pre06.deviantart.net/29df/th/pre/f/2016/288/3/3/sweetie_plant_portrait_by_frozentear7-dal3kes.png" text:style-name="Internet_20_link" text:visited-style-name="Visited_20_Internet_20_Link">Na szczęście tutaj przedstawiono ją w zupełnie inny sposób: znajduje się na portrecie, a nie na otwartej przestrzeni, a dzieło obejmuje tylko przednią część ciała.</text:a><office:annotation-end office:name="__Annotation__38_711946917"/><office:annotation-end office:name="__Annotation__40_711946917"/></text:p>
      <text:p text:style-name="P1"/>
      <text:p text:style-name="P1">Bardzo podoba mi się fakt, iż klacz trzyma różową książkę – pasuje kolorystycznie do kokardy i powiększa kontrast między jasnymi obiektami a zielonym tłem i brązową ramą. Dzięki temu nie odczuwa się jednostajności. Anatomia z proporcjami ciała są na swoim miejscu, chociaż nieco zastanawia mnie ułożenie włosów bohaterki – włosy rozdzielane są przez ucho i łączą się w warkocz dopiero za nim. Na początku należy zaznaczyć, iż jest to całkowicie niepraktyczne – przez to grzywa zasłania jedno oko, co utrudnia widzenie. Zasłania to również część pyska, przez co najważniejsza część klaczy nie może zostać ukazana.</text:p>
      <text:p text:style-name="P1"/>
      <text:p text:style-name="P1">Pomimo całego tego marudzenia, trzeba powiedzieć wprost: to jest dobre, a nawet bardzo dobre dzieło. Niestety, do poziomu „Sesji Fleur” trochę zabrakło.</text:p>
      <text:p text:style-name="P3"/>
      <text:p text:style-name="P2"/>
      <text:p text:style-name="P2">obraz 4</text:p>
      <text:p text:style-name="P2"/>
      <text:p text:style-name="P1"><text:a xlink:type="simple" xlink:href="http://pre14.deviantart.net/7ef4/th/pre/f/2016/288/0/0/sunshine_arrow_by_frozentear7-dal3l9j.png" text:style-name="Internet_20_link" text:visited-style-name="Visited_20_Internet_20_Link">Czwarte omówione dzieło ukazuje kolejny twór fandomu – </text:a><office:annotation office:name="__Annotation__53_711946917"><dc:creator>Maciek Azur</dc:creator><dc:date>2016-11-02T11:35:05</dc:date><text:p><text:span text:style-name="T2">masz</text:span></text:p></office:annotation><office:annotation office:name="__Annotation__51_711946917"><dc:creator>Gandzia Gandzia</dc:creator><dc:date>2016-11-02T11:35:05</dc:date><text:p><text:span text:style-name="T2">I tutaj</text:span>X</text:p></office:annotation><text:a xlink:type="simple" xlink:href="http://pre14.deviantart.net/7ef4/th/pre/f/2016/288/0/0/sunshine_arrow_by_frozentear7-dal3l9j.png" text:style-name="Internet_20_link" text:visited-style-name="Visited_20_Internet_20_Link">Sunshine Arrow</text:a><office:annotation-end office:name="__Annotation__51_711946917"/><office:annotation-end office:name="__Annotation__53_711946917"/><text:a xlink:type="simple" xlink:href="http://pre14.deviantart.net/7ef4/th/pre/f/2016/288/0/0/sunshine_arrow_by_frozentear7-dal3l9j.png" text:style-name="Internet_20_link" text:visited-style-name="Visited_20_Internet_20_Link">, bohaterkę należącą do pisarki i oskarowej recenzentki – Cahan. Anatomia i proporcje są poprawne.</text:a></text:p>
      <text:p text:style-name="P1"/>
      <text:p text:style-name="P1">Bardzo podoba mi się tutaj szczegółowość – artysta oddał nawet niestabilność chmur (po przybliżeniu widzimy pęknięcia). Postarał się również ukazać przejścia między elementami zbroi i ułożenie włosów klaczy.</text:p>
      <text:p text:style-name="P1"/>
      <text:p text:style-name="P1">Kolorystycznie nie jest źle. Pomarańczowa grzywa klaczy w połączeniu z jesiennymi drzewami kontrastuje z zieloną trawą, niebem i wieżą, co urozmaica obraz i nie razi w oczy.</text:p>
      <text:p text:style-name="P1"/>
      <text:p text:style-name="P1">Poza kuca jest prawidłowa, ugina jedną z nóg, pozując do rysunku. Wieża w tle jest prawdopodobnie domem bohaterki (w średniowieczu władcy starali się ukazać przede wszystkim swą wielkość, a nie zabytki z pogańskich czasów), z którego włada krainą.</text:p>
      <text:p text:style-name="P2"><text:a xlink:type="simple" xlink:href="http://pre12.deviantart.net/7cc1/th/pre/f/2016/290/4/1/luna_s_night_stroll_by_frozentear7-dalcm5m.png" text:style-name="Internet_20_link" text:visited-style-name="Visited_20_Internet_20_Link"><text:span text:style-name="T1">http://pre12.deviantart.net/7cc1/th/pre/f/2016/290/4/1/luna_s_night_stroll_by_frozentear7-dalcm5m.png</text:span></text:a></text:p>
      <text:p text:style-name="P2"/>
      <text:p text:style-name="P2">obraz 5</text:p>
      <text:p text:style-name="P2"/>
      <text:p text:style-name="P1">Piąta praca przedstawia księżniczkę Lunę podczas nocnego spaceru na łonie przyrody. Zacznę od kolorystyki: ciemność nieba i władczyni przeciwstawia się jasności trawy, drzew i <text:soft-page-break/>jednego z ptaków. Nie razi w oczy i zawiera zróżnicowanie, więc wychodzi na plus. Anatomicznie wszystko wydaje się być poprawne. </text:p>
      <text:p text:style-name="P1"/>
      <text:p text:style-name="P1">Bardzo dobrze wypada podstawa nie tylko obrazów, ale i wszystkich tekstów kultury – pomysł. Młodsza siostra nie walczy tutaj z nikim, nie konfrontuje się ze złą wersją siebie ani żartami Celestii, tylko spokojnie spędza czas. Jest to nie tylko oryginalne, ale również idealnie wpisuje się w osobowość wygnanej, która spędziła 1000 lat na księżycu i z pewnością przez długi czas po powrocie wolała samotność od wspólnoty.</text:p>
      <text:p text:style-name="P1"/>
      <text:p text:style-name="P1">Pochwalić trzeba również szczegółowość – widać, że las żyje, nie jest scenografią w teatrze ani tłem do robienia zdjęć. Oznakami tego są: liczne „lampy” na drzewach (te białe kryształy to chyba jakiś rodzaj oświetlenia), świetliki lecące z wiatrem i wspomniany wcześniej ptak.</text:p>
      <text:p text:style-name="P1"/>
      <text:p text:style-name="P1">Zaskoczył mnie jeden element: te białe szlaczki (jeden z nich znajduje się koło drzewa, na prawo od władczyni). Prawdopodobnie są one oznaczeniem wiatru. Lekko zaburzają nocną atmosferę i nie są konieczne – aby zaznaczyć występowanie owego zjawiska, wystarczyło inaczej narysować liście krzaków i włosy klacz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16-11-07T21:01:55.727000000</dc:date>
    <meta:editing-duration>P1DT6H31M56S</meta:editing-duration>
    <meta:editing-cycles>1</meta:editing-cycles>
    <meta:document-statistic meta:table-count="0" meta:image-count="0" meta:object-count="0" meta:page-count="3" meta:paragraph-count="26" meta:word-count="879" meta:character-count="6091" meta:non-whitespace-character-count="5213"/>
  </office:meta>
</office:document-meta>
</file>